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00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PLENGTH_7_Algorithms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3_distanceAlgorithm_PROBABILITY_APLENGTH_7_Algorithms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06:22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